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19c" officeooo:paragraph-rsid="001a41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ram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0:42:31.851408966</meta:creation-date>
    <dc:date>2023-05-05T10:43:19.700381170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